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758" officeooo:paragraph-rsid="0002f758"/>
    </style:style>
    <style:style style:name="P2" style:family="paragraph" style:parent-style-name="Standard">
      <style:text-properties officeooo:rsid="0002f758" officeooo:paragraph-rsid="00035789"/>
    </style:style>
    <style:style style:name="P3" style:family="paragraph" style:parent-style-name="Standard">
      <style:paragraph-properties fo:text-align="center" style:justify-single-word="false"/>
      <style:text-properties officeooo:rsid="0002f758" officeooo:paragraph-rsid="0002f758"/>
    </style:style>
    <style:style style:name="P4" style:family="paragraph" style:parent-style-name="Standard">
      <style:text-properties officeooo:rsid="0003a21f" officeooo:paragraph-rsid="0003a21f"/>
    </style:style>
    <style:style style:name="P5" style:family="paragraph" style:parent-style-name="Standard">
      <style:text-properties officeooo:rsid="0003a21f" officeooo:paragraph-rsid="00057ed4"/>
    </style:style>
    <style:style style:name="P6" style:family="paragraph" style:parent-style-name="Standard">
      <style:text-properties officeooo:rsid="0006916f" officeooo:paragraph-rsid="0006916f"/>
    </style:style>
    <style:style style:name="P7" style:family="paragraph" style:parent-style-name="Standard">
      <style:text-properties officeooo:rsid="00087808" officeooo:paragraph-rsid="00087808"/>
    </style:style>
    <style:style style:name="P8" style:family="paragraph" style:parent-style-name="Standard">
      <style:text-properties officeooo:rsid="00087808" officeooo:paragraph-rsid="0009aa5f"/>
    </style:style>
    <style:style style:name="P9" style:family="paragraph" style:parent-style-name="Standard">
      <style:text-properties officeooo:rsid="000bdd1e" officeooo:paragraph-rsid="000bdd1e"/>
    </style:style>
    <style:style style:name="P10" style:family="paragraph" style:parent-style-name="Standard">
      <style:text-properties officeooo:rsid="000d584f" officeooo:paragraph-rsid="000d584f"/>
    </style:style>
    <style:style style:name="P11" style:family="paragraph" style:parent-style-name="Standard">
      <style:text-properties officeooo:rsid="000d76d2" officeooo:paragraph-rsid="000d76d2"/>
    </style:style>
    <style:style style:name="P12" style:family="paragraph" style:parent-style-name="Standard">
      <style:paragraph-properties fo:text-align="center" style:justify-single-word="false"/>
      <style:text-properties fo:font-size="18pt" officeooo:rsid="000d76d2" officeooo:paragraph-rsid="000d76d2" style:font-size-asian="18pt" style:font-size-complex="18pt"/>
    </style:style>
    <style:style style:name="P13" style:family="paragraph" style:parent-style-name="Standard">
      <style:text-properties officeooo:rsid="000dd5e4" officeooo:paragraph-rsid="000dd5e4"/>
    </style:style>
    <style:style style:name="P14" style:family="paragraph" style:parent-style-name="Standard">
      <style:text-properties officeooo:rsid="000fb81b" officeooo:paragraph-rsid="000fb81b"/>
    </style:style>
    <style:style style:name="P15" style:family="paragraph" style:parent-style-name="Standard">
      <style:text-properties officeooo:rsid="0011147c" officeooo:paragraph-rsid="0011147c"/>
    </style:style>
    <style:style style:name="P16" style:family="paragraph" style:parent-style-name="Standard">
      <style:text-properties style:text-underline-style="none" officeooo:rsid="000d76d2" officeooo:paragraph-rsid="000d76d2"/>
    </style:style>
    <style:style style:name="P17" style:family="paragraph" style:parent-style-name="Standard">
      <style:text-properties officeooo:rsid="0011d824" officeooo:paragraph-rsid="0011d824"/>
    </style:style>
    <style:style style:name="P18" style:family="paragraph" style:parent-style-name="Standard">
      <style:text-properties officeooo:rsid="0013ae46" officeooo:paragraph-rsid="0013ae46"/>
    </style:style>
    <style:style style:name="P19" style:family="paragraph" style:parent-style-name="Standard">
      <style:text-properties officeooo:rsid="0014b7f4" officeooo:paragraph-rsid="0014b7f4"/>
    </style:style>
    <style:style style:name="T1" style:family="text">
      <style:text-properties officeooo:rsid="00035789"/>
    </style:style>
    <style:style style:name="T2" style:family="text">
      <style:text-properties officeooo:rsid="000438cb"/>
    </style:style>
    <style:style style:name="T3" style:family="text">
      <style:text-properties officeooo:rsid="00057ed4"/>
    </style:style>
    <style:style style:name="T4" style:family="text">
      <style:text-properties officeooo:rsid="0006916f"/>
    </style:style>
    <style:style style:name="T5" style:family="text">
      <style:text-properties officeooo:rsid="00087808"/>
    </style:style>
    <style:style style:name="T6" style:family="text">
      <style:text-properties officeooo:rsid="0009aa5f"/>
    </style:style>
    <style:style style:name="T7" style:family="text">
      <style:text-properties officeooo:rsid="000b7404"/>
    </style:style>
    <style:style style:name="T8" style:family="text">
      <style:text-properties officeooo:rsid="000bdd1e"/>
    </style:style>
    <style:style style:name="T9" style:family="text">
      <style:text-properties officeooo:rsid="000d584f"/>
    </style:style>
    <style:style style:name="T10" style:family="text">
      <style:text-properties officeooo:rsid="000d76d2"/>
    </style:style>
    <style:style style:name="T11" style:family="text">
      <style:text-properties officeooo:rsid="000fb81b"/>
    </style:style>
    <style:style style:name="T12" style:family="text">
      <style:text-properties officeooo:rsid="0011147c"/>
    </style:style>
    <style:style style:name="T13" style:family="text">
      <style:text-properties officeooo:rsid="0011d824"/>
    </style:style>
    <style:style style:name="T14" style:family="text">
      <style:text-properties officeooo:rsid="0014b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APITULO 1</text:p>
      <text:p text:style-name="P12">EL OTRO MUNDO</text:p>
      <text:p text:style-name="P3"/>
      <text:p text:style-name="P3"/>
      <text:p text:style-name="P1">En la ciudad de Kharé a veces las personas se unían a una secta, también habían desaparecidos, hombres, mujeres, niños, etc, la secta según decían por las calles de las ciudades se llamaba Unión de H<text:span text:style-name="T3">u</text:span>llum, buscadores de tesoros, ladrones, etc se unían a la famosa secta y así convertirse en la elite del mal.</text:p>
      <text:p text:style-name="P1"/>
      <text:p text:style-name="P2">De repente me levanté del sueño y tenia tantos sudores que parecía que podía nadar en la cama. A la mañana me levanté como siempre, nueve de la mañana, esas horas siempre eran para irme a clases.</text:p>
      <text:p text:style-name="P2"/>
      <text:p text:style-name="P2">Cuando salí por la puerta de la calle dos hombres me cogieron por los hombros y cuando me di la vuelta para verlos, me sorprendió por <text:span text:style-name="T1">verlos vestidos con armaduras de la edad medieval, uno llevaba una ballesta y una espada corta, el otro solo llevaba una Claymore( espada a dos manos grande y muy usada en las épocas medievales).</text:span></text:p>
      <text:p text:style-name="P2"/>
      <text:p text:style-name="P2"><text:span text:style-name="T1">Me reí un buen rato, no me esperaba algo así, no era carnavales y al principio pensé que era alguna broma de algunos colegas. Estos no decían nada a lo cual yo les pregunto:</text:span></text:p>
      <text:p text:style-name="P1"/>
      <text:p text:style-name="P1">- “<text:span text:style-name="T1">¿Quienes sois?”, </text:span><text:span text:style-name="T2">p</text:span><text:span text:style-name="T1">regunta Dani con un tono asustado.</text:span></text:p>
      <text:p text:style-name="P4">Los guerreros no decían ni palabra.</text:p>
      <text:p text:style-name="P4">- “<text:span text:style-name="T2">E</text:span>scuchad yo ya me estoy cansando de esta broma, me podéis bajar!”, dijo Dani con un tono ya enfadado.</text:p>
      <text:p text:style-name="P4">Los hombres seguían llevando a Dani por los hombros hasta un callejón de la ciudad.</text:p>
      <text:p text:style-name="P4">- “<text:span text:style-name="T2">Necesitamos guerreros fuertes para la guerra que se aproxima”, dijo uno de los guerreros.</text:span></text:p>
      <text:p text:style-name="P4">- “<text:span text:style-name="T2">Vale mirad, no quiero ser tiquismiquis, pero estaría bien si me soltáis y me explicáis un poco de que va este rollo vuestro”.</text:span></text:p>
      <text:p text:style-name="P4">- “<text:span text:style-name="T2">Soy Kein”, dijo el caballero de la Claymore.</text:span></text:p>
      <text:p text:style-name="P4">- “<text:span text:style-name="T2">Y yo soy Ros”, dijo el caballero de la ballesta.</text:span></text:p>
      <text:p text:style-name="P4">- “<text:span text:style-name="T2">Perfecto, ahora empezamos bien, decidme, que es eso que se acerca una guerra?”, pregunta Dani muy interesado en la respuesta.</text:span></text:p>
      <text:p text:style-name="P4">- “<text:span text:style-name="T2">Antes necesito algo de bebida”, dijo Ros.</text:span></text:p>
      <text:p text:style-name="P5">- <text:span text:style-name="T2">Dani todo pensativo considero varias opciones. “Mmmmm”, murmuro indeciso, </text:span><text:span text:style-name="T3">hasta que eligió una: “Creo que será mejor volver a casa, el instituto sería una locura con vuestras pintas y otro sitio no sabría decir”.</text:span></text:p>
      <text:p text:style-name="P5"><text:span text:style-name="T3">Se pusieron en marcha otra vez a casa de Dani, por suerte no había gente en la calle como para ver a los guerreros.</text:span></text:p>
      <text:p text:style-name="P5"><text:span text:style-name="T3">- “Bueno, hemos llegado al portal”, Dani con inquietud por lo que fuera a decir la madre al verlo dice: “Chicos, mi madre estará arriba y no creo que le guste que en vez de estar en el insti, este junto a dos tarados vestidos de época medieval”.</text:span></text:p>
      <text:p text:style-name="P5"><text:span text:style-name="T3">- “</text:span><text:span text:style-name="T4">Tranquilo, solo sera beber algo y charlamos en otro sitio si quieres”, comento Kein con algo de impaciencia.</text:span></text:p>
      <text:p text:style-name="P6">Dani abre la puerta de la casa, mira alrededor por si su madre estaba en la casa o se había marchado, <text:s/>“Holaaaaa! Se me olvidaren unas llaves!” dice Dani gritando, pero nadie contesta.</text:p>
      <text:p text:style-name="P6">- “Vaya, no hay nadie, que suerte!” comenta Ros.</text:p>
      <text:p text:style-name="P6">- “Bueno Dani, danos algo de beber y mientras charlamos de todo esto”, dice Kein.</text:p>
      <text:p text:style-name="P6">Dani sirve un poco de agua en unos vasos, y les pregunta: “¿Queréis algo más?”, a lo cual Ros responde: “<text:span text:style-name="T5">¡</text:span>No, gracias! <text:span text:style-name="T5">Con esto bastará</text:span>”.</text:p>
      <text:p text:style-name="P6">- “<text:span text:style-name="T5">El agua es lo mejor que nos puedes dar, es algo que no se rompe entre dimensiones” dijo Kein.</text:span></text:p>
      <text:p text:style-name="P6">- “<text:span text:style-name="T5">¿Dimensiones?” pregunta Dani con asombro.</text:span></text:p>
      <text:p text:style-name="P6"><text:soft-page-break/>- “<text:span text:style-name="T5">Realmente gracias a unos magos muy poderosos de nuestra época hemos podido llegar hasta aquí en busca de jóvenes talentosos”, se expresa Ros de una forma muy convencida.</text:span></text:p>
      <text:p text:style-name="P6">- “<text:span text:style-name="T5">Guau, ¿viajes dimensionales y del tiempo?, eso si que no me lo esperaba”, dice Dani algo incrédulo.</text:span></text:p>
      <text:p text:style-name="P6"/>
      <text:p text:style-name="P6"/>
      <text:p text:style-name="P7">En ese momento suena una llave girar la cerradura, Dani todo nervioso dice: “Mierda es mi madre, ahora, ¿que le digo de vosotros?”, Ros le contesta: “Dile la verdad, además podemos hacer ver que realmente no vamos disfrazados como dijiste antes”.</text:p>
      <text:p text:style-name="P7">- “Ros y yo tenemos algunas cosas que nos ayuda a decirle a la gente la verdad y que nada de esto es mentira”, dice Kein con un tono serio.</text:p>
      <text:p text:style-name="P7">- “¡Tu que haces aquí!”, pregunta la madre de Dani con un tono muy serio-</text:p>
      <text:p text:style-name="P7">- “Bueno es algo raro de explicar, pero estos hombres me los encontré en la calle y dicen que son de otra época”, respondiendo Dani a la pregunta de su madre con algo de miedo.</text:p>
      <text:p text:style-name="P7">- “Buenas señora, no se preocupe, solo vinimos a buscar al chico a nuestro mundo”, <text:span text:style-name="T6">explica Kein a la madre de Dani.</text:span></text:p>
      <text:p text:style-name="P7">- “<text:span text:style-name="T6">¡COOOMOO!”, grita la madre de Dani.</text:span></text:p>
      <text:p text:style-name="P8">- “<text:span text:style-name="T6">Chicos no me habíais dicho nada de irme, y menos a una época de mierda donde todo era sangre, guerra y unas letrinas sin mi querido papel higiénico”, responde Dani a Kein.</text:span></text:p>
      <text:p text:style-name="P8"><text:span text:style-name="T6">En este momento Ros con cara de serenidad intenta calmar a ambos, tanto a Dani como a la madre: “Chicos, Kein se ha expresado mal”, Ros mira a Dani y le dice: “antes de llevarte a ningún lado necesitamos saber tu respuesta y tu interés”, a lo cual Dani le responde: “no tendría ningún interés en viajar al pasado”, Kein con algo de malicia le comenta: “¿Oye y si ganas monedas de oro?, te las puedes traer aquí después de que ganemos la g</text:span><text:span text:style-name="T7">u</text:span><text:span text:style-name="T6">erra y vivirás como un rey aquí”, Dani mira a su madre y esta le dice: “No quiero que te vayas a otra época, además esto </text:span><text:span text:style-name="T8">me </text:span><text:span text:style-name="T6">esta pareciendo surrealista”, la madre de Dani mira </text:span><text:span text:style-name="T8">a Kein.</text:span></text:p>
      <text:p text:style-name="P8">- “<text:span text:style-name="T8">No se preocupe”, dice Ros, mientras saca de un bolsillo de la camisa debajo de la armadura una especie de piedra medio brillante pero oscura como el azabache, este le dice a Dani: “Mira chaval, esta piedra no la conseguís aquí, es algo que solo la magia de mi época la puede crear, además tiene la propiedad mas importante”, en eso Ros coge la piedra con la mano izquierda y dibuja un patrón ovalado grande en el aire, esta empieza a crear una especie de grieta temporal oscura, Kein de la nada dice: “e</text:span><text:span text:style-name="T10">y</text:span><text:span text:style-name="T8">! Ahora veréis lo divertido que será esto”, Kein mete la mano por el portal tarda unos segundos y la vuelve a sacar, en su mano tenía unas flores silvestres.</text:span></text:p>
      <text:p text:style-name="P8">- “<text:span text:style-name="T8">¡Como demonios habéis hecho eso!”, grita la madre de Dani con un tono de miedo e incertidumbre.</text:span></text:p>
      <text:p text:style-name="P8">- “<text:span text:style-name="T8">Queremos demostraros que decimos la verdad”, exclama Ros.</text:span></text:p>
      <text:p text:style-name="P9">El portal se cierra y Ros se le ve agotado.</text:p>
      <text:p text:style-name="P9">- “Lo único, es que cada vez que abro el portal, me quita algo de energía, por eso cuando nos encontramos contigo, estábamos tan sedientos <text:span text:style-name="T9">jajaja</text:span>”, dice Ros sonriente.</text:p>
      <text:p text:style-name="P9">- “<text:span text:style-name="T9">Bueno, si, puede explicar cosas, pero mi hijo no va a ir a ningún lado de momento”, dijo la madre de Dani algo enfadada <text:s text:c="2"/>y confundida.</text:span></text:p>
      <text:p text:style-name="P9"/>
      <text:p text:style-name="P10">Mientras todo esto pasaba, Kein se percató de una energía rara que venía de afuera, Kein se apresura en ir hacia la ventana y mueve un poco la cortina, ve como una silueta rara esta en la calle mirando hacia el edificio, Kein todo nervioso le dice a Ros: “Amigo, creo que es hora de marchar, el guardián del tiempo creo que nos ha encontrado”, Ros mira a Kein con cara de preocupación y comenta: “Dani es tu ultimo momento, además el guardián sabe cosas y va a buscarte aunque nosotros nos marchemos”, Dani mira a su madre y esta le dice: “esta bien, si es lo que quieres te dejaré ir, pero vuelve ¿vale?”, Dani le responde “¡Claramente! No es lo que quería, pero viendo esto necesito saber más y además volveré siendo rico jajaja”.</text:p>
      <text:p text:style-name="P10">- “Vuelve abrir la puerta Ros, es hora de correr de aquí”, grita <text:span text:style-name="T10">Kein mirando a Dani.</text:span></text:p>
      <text:p text:style-name="P10"/>
      <text:p text:style-name="P11"><text:soft-page-break/>Ros se da prisa en abrir el portal de nuevo, en eso la silueta se mueve de la calle, Kein rápidamente cerró las cortinas y fue hacia el pasillo donde Ros estaba abriendo el portal. En ese instante Ros dice: “Rápido, meteos, corre el tiempo y no en nuestra favor”.</text:p>
      <text:p text:style-name="P11"/>
      <text:p text:style-name="P11">Dani se despide de su madre apresurado: “Cielo, ¡deberías llevarte una mochila con algo!” exclama la madre de Dani, en eso Kein coge a Dani y lo tira al portal y dice: “lo siento señora, pero no hay tiempo que perder, nos veremos en un tiempo si los dioses nos acompañan”, en eso Kein también se lanza de lleno al portal y desaparece, la madre de Dani mira a Ros: “Que no le pase nada, es lo único que tengo”, Ros mira a la madre y sin decir nada le guiña el ojo, en ese momento también desaparece Ros por el portal y con ello el portal va desapareciendo poco a poco.</text:p>
      <text:p text:style-name="P11"/>
      <text:p text:style-name="P11">Dani sintió su cuerpo estirarse y comprimirse, como si viajara a través de los anillos de la historia misma. No había tiempo aquí, solo la sensación de un antiguo eco llevándolos hacia atrás.</text:p>
      <text:p text:style-name="P11"/>
      <text:p text:style-name="P13">El flujo cesó y la luz se veía mas y mas cerca, de un golpe, la luz fue tan intensa que Dani tuvo que cerrar los ojos y cuando los volvió abrir Kein le dijo, “bienvenido a<text:span text:style-name="T11">l</text:span> gran Reino de <text:span text:style-name="T11">Sardenum, y la ciudad que ves enfrente es Kharé”, Dani con una cara de gran asombro exclamó, “Mierda, esto es una locura, mira esa ciudad es ¡gigante!”, Ros en ese momento le dice a Dani, “deberíamos encontrar vestimenta para ti y así no destaques con eso que llevas puesto”, Kein mira a Ros y le comenta, “¿que te parece si vamos a la torre del mago?”, Ros se lo confirma diciéndole que si con la cabeza y en eso Dani les pregunta, “¿como que torre del mago? ¿Voy a conocer a un mago de verdad? ¿de esos que escupen fuego por las manos?”, Dani no cabía de su emoción.</text:span></text:p>
      <text:p text:style-name="P13"/>
      <text:p text:style-name="P14">Empezaron a caminar por un sendero que tenían detrás suyo, que llevaba a un bosquecillo, en el fondo se veía una torre grande medio comida por los arboles.</text:p>
      <text:p text:style-name="P14"/>
      <text:p text:style-name="P14">Mientras iban caminando por el sendero del bosque, vieron como un arquero estaba practicando con unos muñecos de paja.</text:p>
      <text:p text:style-name="P14">- “Es <text:span text:style-name="T12">Lia, una de las chicas que también cogimos como tu” murmuró Kein.</text:span></text:p>
      <text:p text:style-name="P14">- “<text:span text:style-name="T12">Desde que llegó no ha parado de practicar con el arco, dice que le fascina y que quiere ser la mejor arquera de todos”, comenta Ros.</text:span></text:p>
      <text:p text:style-name="P14"/>
      <text:p text:style-name="P15">Dani se queda pasmado con Lia, una chica morena, de una altura de 1’6cm más o menos, muy guapa, “Vaya, que culo tiene jajaja”, Ros mira a Dani y le dice, “si es guapa, pero ten cuidado, no le gusta que la miren mucho, ya nos lo advirtió cuando se vino con nosotros hace unas semanas”.</text:p>
      <text:p text:style-name="P15">- “<text:span text:style-name="T13">¿SEMANAS?”, pregunta Dani todo sorprendido.</text:span></text:p>
      <text:p text:style-name="P15">- “<text:span text:style-name="T13">Si, llevamos ya tiempo reclutando chicos como tu para la guerra que se avecina”, le dice Kein a Dani.</text:span></text:p>
      <text:p text:style-name="P15">- “<text:span text:style-name="T13">Es verdad, no me habéis dicho nada de esa guerra”, a eso Ros mira a Dani y le dice, “Bueno, es verdad, al final nos entretuvimos y se nos pasó comentarte eso”.</text:span></text:p>
      <text:p text:style-name="P15">- “<text:span text:style-name="T13">Hace tiempo surgió una secta llamada ‘Unión de Hullum’, esta secta es ahora mismo lo más peligroso que está azotando a los 7 reinos”, le explica Kein a Dani.</text:span></text:p>
      <text:p text:style-name="P15"/>
      <text:p text:style-name="P17">Seguían caminando por el sendero mientras le explicaban un poco más a Dani sobre la guerra. Cada vez se acercaban más a la torre del mago, en eso Dani después de escuchar la historia de la guerra que se aproxima les pregunta a Ros y a Kein, “escuchad, ¿como narices vamos a luchar con el ejercito que tiene esa secta?”, Ros lo mira y le explica, “el mago de la torre tiene tu respuesta, solo espera que lleguemos y ya le preguntas a el”.</text:p>
      <text:p text:style-name="P17"/>
      <text:p text:style-name="P18">Por fin, después del largo camino del sendero entre el bosque, llegan a una gran puerta de madera, la puerta que daba a la entrada de la torre, una torre que parecía que se caía a trozos, llena <text:span text:style-name="T14">toda </text:span>de moho, <text:span text:style-name="T14">arbustos metidos entre algunas grietas, parecía que en cualquier momento se fuera a caer.</text:span></text:p>
      <text:p text:style-name="P18"><text:soft-page-break/></text:p>
      <text:p text:style-name="P19">- “Bueno chaval, aquí te dejamos”, dice sonriente Kein.</text:p>
      <text:p text:style-name="P19">- “Cuando entres por esa puerta no te asustes y dejate llevar jajaja”, comentaba Ros riendo.</text:p>
      <text:p text:style-name="P19"/>
      <text:p text:style-name="P19">Dani, los mira y levanta el dedo gordo de la mano como señal de aprobación. En eso Dani va a empujar la puerta, siente una energía muy fuerte recorriendo su cuerpo.</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09:36:37.591739497</meta:creation-date>
    <dc:date>2023-12-19T13:39:46.884907938</dc:date>
    <meta:editing-duration>PT41M51S</meta:editing-duration>
    <meta:editing-cycles>8</meta:editing-cycles>
    <meta:generator>LibreOffice/7.3.7.2$Linux_X86_64 LibreOffice_project/30$Build-2</meta:generator>
    <meta:document-statistic meta:table-count="0" meta:image-count="0" meta:object-count="0" meta:page-count="4" meta:paragraph-count="62" meta:word-count="2055" meta:character-count="10970" meta:non-whitespace-character-count="8974"/>
  </office:meta>
</office:document-meta>
</file>